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INTRODUCTION</text:span><text:line-break/></text:h>
      <text:p text:style-name="Standard">Node.js – is a JS Runtime – it allows to run JS as as server. Is is not a framework.<text:line-break/>Express is a web framework for Node.js that makes it easier to work with.<text:line-break/><text:line-break/>Benefits of Node.js:<text:line-break/>It's fast and highly scalable ,<text:span text:style-name="T1">event driven. It is asynchronous – single thread using non blocking I/O calls, which means that we dont have to wait until other thread releases the lock on resources. That single thread can handle many connections – held in event loop. Node is NOT good for CPU intensive applications.</text:span></text:p>
      <text:p text:style-name="P4"/>
      <text:h text:style-name="Heading_20_1" text:outline-level="1">SETTING UP</text:h>
      <text:p text:style-name="Text_20_body"/>
      <text:p text:style-name="Text_20_body">NPM (node package manager) is used to install 3<text:span text:style-name="T3">rd</text:span> paty packages that are later stored in node_modules.</text:p>
      <text:p text:style-name="Text_20_body">App info and dependencies are listed n package.json<text:line-break/><text:line-break/>Setting up:</text:p>
      <text:list xml:id="list1938794616149054075" text:style-name="L2">
        <text:list-item>
          <text:p text:style-name="P1">install Node.js</text:p>
        </text:list-item>
        <text:list-item>
          <text:p text:style-name="P1">cmd: <text:span text:style-name="T5">npm init </text:span>– creates package.json file</text:p>
        </text:list-item>
        <text:list-item>
          <text:p text:style-name="P1">cmd: <text:span text:style-name="T5">npm install</text:span> express</text:p>
        </text:list-item>
        <text:list-item>
          <text:p text:style-name="P1">cmd: <text:span text:style-name="T5">node app.js </text:span>– runs the app</text:p>
        </text:list-item>
      </text:list>
      <text:p text:style-name="Text_20_body"/>
      <text:h text:style-name="Heading_20_1" text:outline-level="1">B<text:span text:style-name="T7">ASE APP</text:span></text:h>
      <text:p text:style-name="Text_20_body"><text:span text:style-name="T7"><text:line-break/></text:span><text:span text:style-name="T8">Use express module and create its object stored in app variable</text:span></text:p>
      <text:p text:style-name="P5">const express = requre('express')</text:p>
      <text:p text:style-name="P5">const app = express();</text:p>
      <text:p text:style-name="Standard"/>
      <text:p text:style-name="Text_20_body">Run the application and listen on port 8080:</text:p>
      <text:p text:style-name="P2">app.listen(8080, ()=&gt; {</text:p>
      <text:p text:style-name="P2"><text:tab/>console.log('Listening on port 8080')</text:p>
      <text:p text:style-name="P2">})</text:p>
      <text:p text:style-name="P3">Using arrow functions: </text:p>
      <text:p text:style-name="P3"><text:span text:style-name="T4">(params) =&gt; {statements} <text:s/></text:span><text:s/>instead of <text:s text:c="3"/><text:span text:style-name="T6">function(params){ statements}</text:span></text:p>
      <text:p text:style-name="P3"><text:span text:style-name="T6"/></text:p>
      <text:p text:style-name="P3"><text:span text:style-name="T6"/></text:p>
      <text:p text:style-name="P3"><text:span text:style-name="T6"/></text:p>
      <text:h text:style-name="Heading_20_1" text:outline-level="1"><text:soft-page-break/><text:span text:style-name="T9">ADDING ROUTING</text:span></text:h>
      <text:p text:style-name="Text_20_body"><text:span text:style-name="T9">Routes determine how app responds then user calls certain endpoint. There are different requests that user can make:</text:span></text:p>
      <text:p text:style-name="Text_20_body"><text:span text:style-name="T9">GET, POST, PUT, DELETE<text:line-break/>(more here: </text:span><text:a xlink:type="simple" xlink:href="https://www.tutorialspoint.com/http/http_requests.htm" text:style-name="Internet_20_link" text:visited-style-name="Visited_20_Internet_20_Link">https://www.tutorialspoint.com/http/http_requests.htm</text:a><text:span text:style-name="T9"> <text:s/>)</text:span></text:p>
      <text:p text:style-name="Text_20_body"><text:span text:style-name="T9"/></text:p>
      <text:p text:style-name="Text_20_body"><text:span text:style-name="T9">Adding first routing: GET request on /<text:line-break/><text:line-break/>app.get('/', (req,res,next) =&gt; {</text:span></text:p>
      <text:p text:style-name="Text_20_body"><text:span text:style-name="T9"><text:tab/>res.json({</text:span></text:p>
      <text:p text:style-name="Text_20_body"><text:span text:style-name="T9"><text:tab/><text:tab/>'message': 'Hello world!'</text:span></text:p>
      <text:p text:style-name="Text_20_body"><text:span text:style-name="T9"><text:tab/>})</text:span></text:p>
      <text:p text:style-name="Text_20_body"><text:span text:style-name="T9">})<text:line-break/>When user makes GET request on / the funtion will return response (res) which is a json with Hello world message.<text:line-break/><text:line-break/>Parameter 'next' is a express middleware function. They have access to <text:s/>request and response objects and can execute any code. TODO some example<text:line-break/><text:line-break/>Now running localhost:8080/ (after starting the server with 'node app.js') should return json.</text:span></text:p>
      <text:p text:style-name="Text_20_body"><text:span text:style-name="T9"/></text:p>
      <text:p text:style-name="Text_20_body"><text:span text:style-name="T9"><text:line-break/>CD:<text:line-break/>- connection with DB (Mongo?)<text:line-break/>- simple CRUD<text:line-break/>- middleware examp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Rówiński</meta:initial-creator>
    <meta:creation-date>2020-03-15T16:13:09.56</meta:creation-date>
    <meta:generator>OpenOffice/4.1.7$Win32 OpenOffice.org_project/417m1$Build-9800</meta:generator>
    <dc:date>2020-03-15T17:18:51.28</dc:date>
    <dc:creator>Dawid Rówiński</dc:creator>
    <meta:editing-duration>PT1H5M43S</meta:editing-duration>
    <meta:editing-cycles>1</meta:editing-cycles>
    <meta:document-statistic meta:table-count="0" meta:image-count="0" meta:object-count="0" meta:page-count="2" meta:paragraph-count="28" meta:word-count="306" meta:character-count="1893"/>
  </office:meta>
</office:document-meta>
</file>